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891cm" fo:margin-left="0.434cm" fo:margin-right="2.674cm" table:align="margins"/>
    </style:style>
    <style:style style:name="Table1.A" style:family="table-column">
      <style:table-column-properties style:column-width="13.891cm" style:rel-column-width="65535*"/>
    </style:style>
    <style:style style:name="Table1.A1" style:family="table-cell">
      <style:table-cell-properties style:vertical-align="middle" style:border-line-width="0.002cm 0.088cm 0.002cm" fo:padding="0.132cm" fo:border="2.6pt double #808080"/>
    </style:style>
    <style:style style:name="Table2" style:family="table">
      <style:table-properties style:width="13.877cm" fo:margin-left="0.513cm" fo:margin-right="2.609cm" table:align="margins"/>
    </style:style>
    <style:style style:name="Table2.A" style:family="table-column">
      <style:table-column-properties style:column-width="13.877cm" style:rel-column-width="65535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3" style:family="table">
      <style:table-properties style:width="13.935cm" fo:margin-left="0.487cm" fo:margin-right="2.577cm" table:align="margins"/>
    </style:style>
    <style:style style:name="Table3.A" style:family="table-column">
      <style:table-column-properties style:column-width="13.935cm" style:rel-column-width="65535*"/>
    </style:style>
    <style:style style:name="Table3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3.988cm" fo:margin-left="0.46cm" fo:margin-right="2.551cm" table:align="margins"/>
    </style:style>
    <style:style style:name="Table4.A" style:family="table-column">
      <style:table-column-properties style:column-width="13.988cm" style:rel-column-width="65535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5" style:family="table">
      <style:table-properties style:width="13.988cm" fo:margin-left="0.46cm" fo:margin-right="2.551cm" table:align="margins"/>
    </style:style>
    <style:style style:name="Table5.A" style:family="table-column">
      <style:table-column-properties style:column-width="13.988cm" style:rel-column-width="65535*"/>
    </style:style>
    <style:style style:name="Table5.A1" style:family="table-cell">
      <style:table-cell-properties style:vertical-align="middle" style:border-line-width="0.002cm 0.088cm 0.002cm" fo:padding="0.132cm" fo:border="2.6pt double #808080"/>
    </style:style>
    <style:style style:name="Table6" style:family="table">
      <style:table-properties style:width="13.882cm" fo:margin-left="0.566cm" fo:margin-right="2.551cm" table:align="margins"/>
    </style:style>
    <style:style style:name="Table6.A" style:family="table-column">
      <style:table-column-properties style:column-width="13.882cm" style:rel-column-width="65535*"/>
    </style:style>
    <style:style style:name="Table6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7 (XPath)</text:p>
      <text:p text:style-name="P1"/>
      <text:p text:style-name="Standard">1-Dado el siguiente documento XML:</text:p>
      <table:table table:name="Table1" table:style-name="Table1">
        <table:table-column table:style-name="Table1.A"/>
        <table:table-row table:style-name="TableLine2496969103760">
          <table:table-cell table:style-name="Table1.A1" office:value-type="string">
            <text:p text:style-name="Table_20_Contents"><text:span text:style-name="T1">&lt;AAA&gt; <text:line-break/>          &lt;BBB/&gt; <text:line-break/>          &lt;CCC/&gt; <text:line-break/>          &lt;BBB/&gt; <text:line-break/>          &lt;BBB/&gt; <text:line-break/>          &lt;DDD&gt; <text:line-break/>               &lt;BBB/&gt; <text:line-break/>          &lt;/DDD&gt; <text:line-break/>          &lt;CCC/&gt;</text:span> <text:line-break/><text:span text:style-name="T1">     &lt;/AAA&gt; </text:span></text:p>
          </table:table-cell>
        </table:table-row>
      </table:table>
      <text:p text:style-name="Standard"/>
      <text:p text:style-name="Standard">a) Selecciona el elemento raiz AAA</text:p>
      <text:p text:style-name="Standard">b) Selecciona todos los elementos CCC que son hijos del elemento raiz AAA</text:p>
      <text:p text:style-name="P2">c) Selecciona todos los elementos BBB que son hijos de DDD, que a su vez son hijos del elemento <text:s text:c="20"/>raiz AAA.</text:p>
      <text:p text:style-name="Standard"/>
      <text:p text:style-name="Standard">2- Sea el XML siguiente:</text:p>
      <text:p text:style-name="Standard"/>
      <table:table table:name="Table2" table:style-name="Table2">
        <table:table-column table:style-name="Table2.A"/>
        <table:table-row table:style-name="TableLine2496969112464">
          <table:table-cell table:style-name="Table2.A1" office:value-type="string">
            <text:p text:style-name="P3"><text:line-break/>     &lt;AAA&gt; <text:line-break/>          &lt;BBB/&gt; <text:line-break/>          &lt;CCC/&gt; <text:line-break/>          &lt;BBB/&gt; <text:line-break/>          &lt;DDD&gt; <text:line-break/>               &lt;BBB/&gt; <text:line-break/>          &lt;/DDD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&lt;/DDD&gt; <text:line-break/>          &lt;/CCC&gt; <text:line-break/>     &lt;/AAA&gt; </text:p>
          </table:table-cell>
        </table:table-row>
      </table:table>
      <text:p text:style-name="Standard"><text:s/></text:p>
      <text:p text:style-name="Table_20_Contents">a) Selecciona todos los elementos BBB</text:p>
      <text:p text:style-name="Table_20_Contents">b) Indica los elementos seleccionados por la expresión siguiente: /DDD/BBB</text:p>
      <text:p text:style-name="Table_20_Contents"/>
      <text:p text:style-name="Standard">3- Dado el siguiente documento:</text:p>
      <table:table table:name="Table3" table:style-name="Table3">
        <table:table-column table:style-name="Table3.A"/>
        <table:table-row table:style-name="TableLine2496969112192">
          <table:table-cell table:style-name="Table3.A1" office:value-type="string">
            <text:p text:style-name="Table_20_Contents">     <text:span text:style-name="T1">&lt;AAA&gt; <text:line-break/>          &lt;XXX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XXX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CCC&gt; <text:line-break/>          &lt;CCC&gt; <text:line-break/>               &lt;BBB&gt; <text:line-break/>                    &lt;BBB&gt; <text:line-break/>                         &lt;BBB/&gt; <text:line-break/>                    &lt;/BBB&gt; <text:line-break/>               &lt;/BBB&gt; <text:line-break/>          &lt;/CCC&gt; <text:line-break/>     &lt;/AAA&gt; </text:span></text:p>
          </table:table-cell>
        </table:table-row>
      </table:table>
      <text:p text:style-name="Table_20_Contents"><text:soft-page-break/></text:p>
      <text:p text:style-name="Table_20_Contents">a) Selecciona todos los elementos contenidos en el camino /AAA/CCC/DDD.</text:p>
      <text:p text:style-name="Table_20_Contents">b) Selecciona todos los elementos BBB incluidos en exactamente 3 ancestros.</text:p>
      <text:p text:style-name="Table_20_Contents">c) Indica los elementos seleccionados por: //*</text:p>
      <text:p text:style-name="Table_20_Contents"/>
      <text:p text:style-name="Table_20_Contents">4- En el siguiente documento selecciona:</text:p>
      <text:p text:style-name="Table_20_Contents"><text:s text:c="4"/></text:p>
      <table:table table:name="Table4" table:style-name="Table4">
        <table:table-column table:style-name="Table4.A"/>
        <table:table-row table:style-name="TableLine2496969098592">
          <table:table-cell table:style-name="Table4.A1" office:value-type="string">
            <text:p text:style-name="P3">   &lt;AAA&gt; <text:line-break/>          &lt;BBB/&gt; <text:line-break/>          &lt;BBB/&gt; <text:line-break/>          &lt;BBB/&gt; <text:line-break/>          &lt;BBB/&gt; <text:line-break/>     &lt;/AAA&gt; </text:p>
          </table:table-cell>
        </table:table-row>
      </table:table>
      <text:p text:style-name="Table_20_Contents"/>
      <text:p text:style-name="Table_20_Contents">a) Selecciona el primer hijo BBB del elemento AAA</text:p>
      <text:p text:style-name="Table_20_Contents">b) Selecciona el último hijo BBB del elemento AAA</text:p>
      <text:p text:style-name="Table_20_Contents"/>
      <text:p text:style-name="Table_20_Contents">5- Dado:</text:p>
      <text:p text:style-name="Table_20_Contents"/>
      <table:table table:name="Table5" table:style-name="Table5">
        <table:table-column table:style-name="Table5.A"/>
        <table:table-row table:style-name="TableLine2496969105392">
          <table:table-cell table:style-name="Table5.A1" office:value-type="string">
            <text:p text:style-name="P3">&lt;AAA&gt; <text:line-break/>          &lt;BBB id = "b1"/&gt; <text:line-break/>          &lt;BBB id = "b2"/&gt; <text:line-break/>          &lt;BBB name = "bbb"/&gt; <text:line-break/>          &lt;BBB/&gt; <text:line-break/>     &lt;/AAA&gt; </text:p>
          </table:table-cell>
        </table:table-row>
      </table:table>
      <text:p text:style-name="Table_20_Contents">a) Selecciona todos los atributos 'id'</text:p>
      <text:p text:style-name="Table_20_Contents">b) Selecciona los elementos BBB que contienen un atributo 'id'</text:p>
      <text:p text:style-name="Table_20_Contents"/>
      <text:p text:style-name="Table_20_Contents">6- <text:s/>Sea el XML:</text:p>
      <text:p text:style-name="Table_20_Contents"/>
      <table:table table:name="Table6" table:style-name="Table6">
        <table:table-column table:style-name="Table6.A"/>
        <table:table-row table:style-name="TableLine2496969102672">
          <table:table-cell table:style-name="Table6.A1" office:value-type="string">
            <text:p text:style-name="Table_20_Contents"> <text:span text:style-name="T1"> &lt;AAA&gt; <text:line-break/>          &lt;BBB id = "b1"/&gt; <text:line-break/>          &lt;BBB name = " bbb "/&gt; <text:line-break/>          &lt;BBB name = "bbb"/&gt; <text:line-break/>     &lt;/AAA&gt; </text:span></text:p>
          </table:table-cell>
        </table:table-row>
      </table:table>
      <text:p text:style-name="Table_20_Contents">a) Selecciona los elementos BBB cuyo atributo 'id' tiene por valor 'b1'</text:p>
      <text:p text:style-name="Table_20_Contents">b) Selecciona los elementos BBB cuyo atributo 'name' tiene por valor 'bbb'</text:p>
      <text:p text:style-name="Table_20_Contents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1-03-27T17:24:02</meta:creation-date>
    <dc:date>2016-03-30T18:04:42.67</dc:date>
    <dc:language>es-ES</dc:language>
    <meta:editing-cycles>7</meta:editing-cycles>
    <meta:editing-duration>PT1H8M22S</meta:editing-duration>
    <dc:creator>e e</dc:creator>
    <meta:document-statistic meta:table-count="6" meta:image-count="0" meta:object-count="0" meta:page-count="2" meta:paragraph-count="29" meta:word-count="258" meta:character-count="2400" meta:non-whitespace-character-count="1306"/>
    <meta:user-defined meta:name="Info 1"/>
    <meta:user-defined meta:name="Info 2"/>
    <meta:user-defined meta:name="Info 3"/>
    <meta:user-defined meta:name="Info 4"/>
  </office:meta>
</office:document-meta>
</file>